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6.1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8.34pt"/>
    </style:style>
    <style:style style:name="co4" style:family="table-column">
      <style:table-column-properties fo:break-before="auto" style:column-width="189.1pt"/>
    </style:style>
    <style:style style:name="co5" style:family="table-column">
      <style:table-column-properties fo:break-before="auto" style:column-width="203.81pt"/>
    </style:style>
    <style:style style:name="co6" style:family="table-column">
      <style:table-column-properties fo:break-before="auto" style:column-width="195.31pt"/>
    </style:style>
    <style:style style:name="co7" style:family="table-column">
      <style:table-column-properties fo:break-before="auto" style:column-width="196.84pt"/>
    </style:style>
    <style:style style:name="co8" style:family="table-column">
      <style:table-column-properties fo:break-before="auto" style:column-width="209.2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Messi1" table:style-name="ta1">
        <table:table-column table:style-name="co1" table:default-cell-style-name="Default"/>
        <table:table-column table:style-name="co2" table:number-columns-repeated="6" table:default-cell-style-name="ce5"/>
        <table:table-row table:style-name="ro1">
          <table:table-cell table:style-name="ce1" office:value-type="string" calcext:value-type="string">
            <text:p>Messi1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Code type/size of B</text:p>
          </table:table-cell>
          <table:table-cell table:style-name="ce4" office:value-type="float" office:value="96" calcext:value-type="float">
            <text:p>96</text:p>
          </table:table-cell>
          <table:table-cell table:style-name="ce4" table:formula="of:=64*3" office:value-type="float" office:value="192" calcext:value-type="float">
            <text:p>192</text:p>
          </table:table-cell>
          <table:table-cell table:style-name="ce4" table:formula="of:=3*128" office:value-type="float" office:value="384" calcext:value-type="float">
            <text:p>384</text:p>
          </table:table-cell>
          <table:table-cell table:style-name="ce4" table:formula="of:=3*256" office:value-type="float" office:value="768" calcext:value-type="float">
            <text:p>768</text:p>
          </table:table-cell>
          <table:table-cell table:style-name="ce4" table:formula="of:=3*512" office:value-type="float" office:value="1536" calcext:value-type="float">
            <text:p>1536</text:p>
          </table:table-cell>
          <table:table-cell table:style-name="ce4" table:formula="of:=3*1024" office:value-type="float" office:value="3072" calcext:value-type="float">
            <text:p>3072</text:p>
          </table:table-cell>
        </table:table-row>
        <table:table-row table:style-name="ro3">
          <table:table-cell/>
          <table:table-cell table:number-columns-repeated="6" table:style-name="ce4" office:value-type="string" calcext:value-type="string">
            <text:p>Time in ms</text:p>
          </table:table-cell>
        </table:table-row>
        <table:table-row table:style-name="ro3">
          <table:table-cell table:style-name="ce3" office:value-type="string" calcext:value-type="string">
            <text:p>MATLAB CPU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CPU C++</text:p>
          </table:table-cell>
          <table:table-cell office:value-type="float" office:value="191.84" calcext:value-type="float">
            <text:p>191.84</text:p>
          </table:table-cell>
          <table:table-cell table:number-columns-repeated="5"/>
        </table:table-row>
        <table:table-row table:style-name="ro3">
          <table:table-cell table:style-name="ce3" office:value-type="string" calcext:value-type="string">
            <text:p>CPU C++ modified</text:p>
          </table:table-cell>
          <table:table-cell office:value-type="float" office:value="174.33" calcext:value-type="float">
            <text:p>174.33</text:p>
          </table:table-cell>
          <table:table-cell table:number-columns-repeated="5"/>
        </table:table-row>
        <table:table-row table:style-name="ro3">
          <table:table-cell table:style-name="ce3" office:value-type="string" calcext:value-type="string">
            <text:p>CPU parallel + mkl svd</text:p>
          </table:table-cell>
          <table:table-cell office:value-type="float" office:value="23.12" calcext:value-type="float">
            <text:p>23.12</text:p>
          </table:table-cell>
          <table:table-cell table:number-columns-repeated="5"/>
        </table:table-row>
        <table:table-row table:style-name="ro3">
          <table:table-cell table:style-name="ce3" office:value-type="string" calcext:value-type="string">
            <text:p>CPU parallel</text:p>
          </table:table-cell>
          <table:table-cell office:value-type="float" office:value="8.448" calcext:value-type="float">
            <text:p>8.448</text:p>
          </table:table-cell>
          <table:table-cell table:number-columns-repeated="5"/>
        </table:table-row>
        <table:table-row table:style-name="ro3">
          <table:table-cell table:style-name="ce3" office:value-type="string" calcext:value-type="string">
            <text:p>CPU+CPUwoodburry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3">
          <table:table-cell table:style-name="ce3" office:value-type="string" calcext:value-type="string">
            <text:p>CPU+GPUInverse</text:p>
          </table:table-cell>
          <table:table-cell office:value-type="float" office:value="14.2786" calcext:value-type="float">
            <text:p>14.2786</text:p>
          </table:table-cell>
          <table:table-cell table:number-columns-repeated="5"/>
        </table:table-row>
        <table:table-row table:style-name="ro3">
          <table:table-cell table:style-name="ce3" office:value-type="string" calcext:value-type="string">
            <text:p>CPU+GPUInverse+GPUProxnorm</text:p>
          </table:table-cell>
          <table:table-cell table:number-columns-repeated="6"/>
        </table:table-row>
        <table:table-row table:style-name="ro3">
          <table:table-cell table:style-name="ce4" office:value-type="string" calcext:value-type="string">
            <text:p>CPUinverse + GPU proxnorm</text:p>
          </table:table-cell>
          <table:table-cell table:number-columns-repeated="6"/>
        </table:table-row>
        <table:table-row table:style-name="ro3">
          <table:table-cell table:style-name="ce4"/>
          <table:table-cell table:number-columns-repeated="6"/>
        </table:table-row>
        <table:table-row table:style-name="ro4" table:number-rows-repeated="1048562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Messi2" table:style-name="ta1">
        <table:table-column table:style-name="co3" table:default-cell-style-name="ce3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Messi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ode type/size of B</text:p>
          </table:table-cell>
          <table:table-cell table:style-name="ce4" table:formula="of:=64*3" office:value-type="float" office:value="192" calcext:value-type="float">
            <text:p>192</text:p>
          </table:table-cell>
          <table:table-cell table:style-name="ce4" table:formula="of:=3*128" office:value-type="float" office:value="384" calcext:value-type="float">
            <text:p>384</text:p>
          </table:table-cell>
          <table:table-cell table:style-name="ce4" table:formula="of:=3*256" office:value-type="float" office:value="768" calcext:value-type="float">
            <text:p>768</text:p>
          </table:table-cell>
          <table:table-cell table:style-name="ce4" table:formula="of:=3*512" office:value-type="float" office:value="1536" calcext:value-type="float">
            <text:p>1536</text:p>
          </table:table-cell>
          <table:table-cell table:style-name="ce4" table:formula="of:=3*1024" office:value-type="float" office:value="3072" calcext:value-type="float">
            <text:p>3072</text:p>
          </table:table-cell>
        </table:table-row>
        <table:table-row table:style-name="ro3">
          <table:table-cell table:style-name="Default"/>
          <table:table-cell table:number-columns-repeated="5" table:style-name="ce4" office:value-type="string" calcext:value-type="string">
            <text:p>Time in ms</text:p>
          </table:table-cell>
        </table:table-row>
        <table:table-row table:style-name="ro3">
          <table:table-cell office:value-type="string" calcext:value-type="string">
            <text:p>MATLAB CPU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C++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C++ modified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without mk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with mk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CPUwoodburry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GPUInver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GPUInverse+GPUProxnorm</text:p>
          </table:table-cell>
          <table:table-cell table:number-columns-repeated="5"/>
        </table:table-row>
        <table:table-row table:style-name="ro3">
          <table:table-cell table:style-name="ce4" office:value-type="string" calcext:value-type="string">
            <text:p>CPUinverse + GPU proxnorm</text:p>
          </table:table-cell>
          <table:table-cell table:number-columns-repeated="5"/>
        </table:table-row>
      </table:table>
      <table:table table:name="Messi3" table:style-name="ta1">
        <table:table-column table:style-name="co4" table:default-cell-style-name="ce3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Messi3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ode type/size of B</text:p>
          </table:table-cell>
          <table:table-cell table:style-name="ce4" table:formula="of:=64*3" office:value-type="float" office:value="192" calcext:value-type="float">
            <text:p>192</text:p>
          </table:table-cell>
          <table:table-cell table:style-name="ce4" table:formula="of:=3*128" office:value-type="float" office:value="384" calcext:value-type="float">
            <text:p>384</text:p>
          </table:table-cell>
          <table:table-cell table:style-name="ce4" table:formula="of:=3*256" office:value-type="float" office:value="768" calcext:value-type="float">
            <text:p>768</text:p>
          </table:table-cell>
          <table:table-cell table:style-name="ce4" table:formula="of:=3*512" office:value-type="float" office:value="1536" calcext:value-type="float">
            <text:p>1536</text:p>
          </table:table-cell>
          <table:table-cell table:style-name="ce4" table:formula="of:=3*1024" office:value-type="float" office:value="3072" calcext:value-type="float">
            <text:p>3072</text:p>
          </table:table-cell>
        </table:table-row>
        <table:table-row table:style-name="ro3">
          <table:table-cell table:style-name="Default"/>
          <table:table-cell table:number-columns-repeated="5" table:style-name="ce4" office:value-type="string" calcext:value-type="string">
            <text:p>Time in ms</text:p>
          </table:table-cell>
        </table:table-row>
        <table:table-row table:style-name="ro3">
          <table:table-cell office:value-type="string" calcext:value-type="string">
            <text:p>MATLAB CPU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C++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C++ modified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without mk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with mk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CPUwoodburry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GPUInver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GPUInverse+GPUProxnorm</text:p>
          </table:table-cell>
          <table:table-cell table:number-columns-repeated="5"/>
        </table:table-row>
        <table:table-row table:style-name="ro3">
          <table:table-cell table:style-name="ce4" office:value-type="string" calcext:value-type="string">
            <text:p>CPUinverse + GPU proxnorm</text:p>
          </table:table-cell>
          <table:table-cell table:number-columns-repeated="5"/>
        </table:table-row>
      </table:table>
      <table:table table:name="Messi4" table:style-name="ta1">
        <table:table-column table:style-name="co5" table:default-cell-style-name="ce3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Messi4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ode type/size of B</text:p>
          </table:table-cell>
          <table:table-cell table:style-name="ce4" table:formula="of:=64*3" office:value-type="float" office:value="192" calcext:value-type="float">
            <text:p>192</text:p>
          </table:table-cell>
          <table:table-cell table:style-name="ce4" table:formula="of:=3*128" office:value-type="float" office:value="384" calcext:value-type="float">
            <text:p>384</text:p>
          </table:table-cell>
          <table:table-cell table:style-name="ce4" table:formula="of:=3*256" office:value-type="float" office:value="768" calcext:value-type="float">
            <text:p>768</text:p>
          </table:table-cell>
          <table:table-cell table:style-name="ce4" table:formula="of:=3*512" office:value-type="float" office:value="1536" calcext:value-type="float">
            <text:p>1536</text:p>
          </table:table-cell>
          <table:table-cell table:style-name="ce4" table:formula="of:=3*1024" office:value-type="float" office:value="3072" calcext:value-type="float">
            <text:p>3072</text:p>
          </table:table-cell>
        </table:table-row>
        <table:table-row table:style-name="ro3">
          <table:table-cell table:style-name="Default"/>
          <table:table-cell table:number-columns-repeated="5" table:style-name="ce4" office:value-type="string" calcext:value-type="string">
            <text:p>Time in ms</text:p>
          </table:table-cell>
        </table:table-row>
        <table:table-row table:style-name="ro3">
          <table:table-cell office:value-type="string" calcext:value-type="string">
            <text:p>MATLAB CPU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C++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C++ modified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without mk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with mk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CPUwoodburry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GPUInver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GPUInverse+GPUProxnorm</text:p>
          </table:table-cell>
          <table:table-cell table:number-columns-repeated="5"/>
        </table:table-row>
        <table:table-row table:style-name="ro3">
          <table:table-cell table:style-name="ce4" office:value-type="string" calcext:value-type="string">
            <text:p>CPUinverse + GPU proxnorm</text:p>
          </table:table-cell>
          <table:table-cell table:number-columns-repeated="5"/>
        </table:table-row>
      </table:table>
      <table:table table:name="Messi5" table:style-name="ta1">
        <table:table-column table:style-name="co6" table:default-cell-style-name="ce3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Messi5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ode type/size of B</text:p>
          </table:table-cell>
          <table:table-cell table:style-name="ce4" table:formula="of:=64*3" office:value-type="float" office:value="192" calcext:value-type="float">
            <text:p>192</text:p>
          </table:table-cell>
          <table:table-cell table:style-name="ce4" table:formula="of:=3*128" office:value-type="float" office:value="384" calcext:value-type="float">
            <text:p>384</text:p>
          </table:table-cell>
          <table:table-cell table:style-name="ce4" table:formula="of:=3*256" office:value-type="float" office:value="768" calcext:value-type="float">
            <text:p>768</text:p>
          </table:table-cell>
          <table:table-cell table:style-name="ce4" table:formula="of:=3*512" office:value-type="float" office:value="1536" calcext:value-type="float">
            <text:p>1536</text:p>
          </table:table-cell>
          <table:table-cell table:style-name="ce4" table:formula="of:=3*1024" office:value-type="float" office:value="3072" calcext:value-type="float">
            <text:p>3072</text:p>
          </table:table-cell>
        </table:table-row>
        <table:table-row table:style-name="ro3">
          <table:table-cell table:style-name="Default"/>
          <table:table-cell table:number-columns-repeated="5" table:style-name="ce4" office:value-type="string" calcext:value-type="string">
            <text:p>Time in ms</text:p>
          </table:table-cell>
        </table:table-row>
        <table:table-row table:style-name="ro3">
          <table:table-cell office:value-type="string" calcext:value-type="string">
            <text:p>MATLAB CPU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C++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C++ modified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without mk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with mk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CPUwoodburry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GPUInver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GPUInverse+GPUProxnorm</text:p>
          </table:table-cell>
          <table:table-cell table:number-columns-repeated="5"/>
        </table:table-row>
        <table:table-row table:style-name="ro3">
          <table:table-cell table:style-name="ce4" office:value-type="string" calcext:value-type="string">
            <text:p>CPUinverse + GPU proxnorm</text:p>
          </table:table-cell>
          <table:table-cell table:number-columns-repeated="5"/>
        </table:table-row>
      </table:table>
      <table:table table:name="Messi6" table:style-name="ta1">
        <table:table-column table:style-name="co7" table:default-cell-style-name="ce3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Messi6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ode type/size of B</text:p>
          </table:table-cell>
          <table:table-cell table:style-name="ce4" table:formula="of:=64*3" office:value-type="float" office:value="192" calcext:value-type="float">
            <text:p>192</text:p>
          </table:table-cell>
          <table:table-cell table:style-name="ce4" table:formula="of:=3*128" office:value-type="float" office:value="384" calcext:value-type="float">
            <text:p>384</text:p>
          </table:table-cell>
          <table:table-cell table:style-name="ce4" table:formula="of:=3*256" office:value-type="float" office:value="768" calcext:value-type="float">
            <text:p>768</text:p>
          </table:table-cell>
          <table:table-cell table:style-name="ce4" table:formula="of:=3*512" office:value-type="float" office:value="1536" calcext:value-type="float">
            <text:p>1536</text:p>
          </table:table-cell>
          <table:table-cell table:style-name="ce4" table:formula="of:=3*1024" office:value-type="float" office:value="3072" calcext:value-type="float">
            <text:p>3072</text:p>
          </table:table-cell>
        </table:table-row>
        <table:table-row table:style-name="ro3">
          <table:table-cell table:style-name="Default"/>
          <table:table-cell table:number-columns-repeated="5" table:style-name="ce4" office:value-type="string" calcext:value-type="string">
            <text:p>Time in ms</text:p>
          </table:table-cell>
        </table:table-row>
        <table:table-row table:style-name="ro3">
          <table:table-cell office:value-type="string" calcext:value-type="string">
            <text:p>MATLAB CPU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C++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C++ modified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without mk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with mk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CPUwoodburry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GPUInver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GPUInverse+GPUProxnorm</text:p>
          </table:table-cell>
          <table:table-cell table:number-columns-repeated="5"/>
        </table:table-row>
        <table:table-row table:style-name="ro3">
          <table:table-cell table:style-name="ce4" office:value-type="string" calcext:value-type="string">
            <text:p>CPUinverse + GPU proxnorm</text:p>
          </table:table-cell>
          <table:table-cell table:number-columns-repeated="5"/>
        </table:table-row>
      </table:table>
      <table:table table:name="Dravid1" table:style-name="ta1">
        <table:table-column table:style-name="co8" table:default-cell-style-name="ce3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Dravid 1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Code type/size of B</text:p>
          </table:table-cell>
          <table:table-cell table:style-name="ce4" office:value-type="float" office:value="96" calcext:value-type="float">
            <text:p>96</text:p>
          </table:table-cell>
          <table:table-cell table:style-name="ce4" table:formula="of:=64*3" office:value-type="float" office:value="192" calcext:value-type="float">
            <text:p>192</text:p>
          </table:table-cell>
          <table:table-cell table:style-name="ce4" table:formula="of:=3*128" office:value-type="float" office:value="384" calcext:value-type="float">
            <text:p>384</text:p>
          </table:table-cell>
          <table:table-cell table:style-name="ce4" table:formula="of:=3*256" office:value-type="float" office:value="768" calcext:value-type="float">
            <text:p>768</text:p>
          </table:table-cell>
          <table:table-cell table:style-name="ce4" table:formula="of:=3*512" office:value-type="float" office:value="1536" calcext:value-type="float">
            <text:p>1536</text:p>
          </table:table-cell>
          <table:table-cell table:style-name="ce4" table:formula="of:=3*1024" office:value-type="float" office:value="3072" calcext:value-type="float">
            <text:p>3072</text:p>
          </table:table-cell>
        </table:table-row>
        <table:table-row table:style-name="ro3">
          <table:table-cell table:style-name="Default"/>
          <table:table-cell table:number-columns-repeated="6" table:style-name="ce4" office:value-type="string" calcext:value-type="string">
            <text:p>Time in ms</text:p>
          </table:table-cell>
        </table:table-row>
        <table:table-row table:style-name="ro3">
          <table:table-cell office:value-type="string" calcext:value-type="string">
            <text:p>MATLAB CPU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PU C++</text:p>
          </table:table-cell>
          <table:table-cell table:style-name="ce5"/>
          <table:table-cell table:number-columns-repeated="5"/>
        </table:table-row>
        <table:table-row table:style-name="ro3">
          <table:table-cell office:value-type="string" calcext:value-type="string">
            <text:p>CPU C++ modifie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PU paralle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PU+CPUwoodburr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PU+GPUInvers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PU+GPUInverse+GPUProxnorm</text:p>
          </table:table-cell>
          <table:table-cell table:number-columns-repeated="6"/>
        </table:table-row>
        <table:table-row table:style-name="ro3">
          <table:table-cell table:style-name="ce4" office:value-type="string" calcext:value-type="string">
            <text:p>CPUinverse + GPU proxnorm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 style:data-style-name="N2" text:time-value="16:29:14.782733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10:20:26.625641108</dc:date>
    <meta:editing-duration>P1DT2H50M21S</meta:editing-duration>
    <meta:editing-cycles>7</meta:editing-cycles>
    <meta:generator>LibreOffice/5.1.6.2$Linux_X86_64 LibreOffice_project/10m0$Build-2</meta:generator>
    <meta:document-statistic meta:table-count="7" meta:cell-count="156" meta:object-count="0"/>
  </office:meta>
</office:document-meta>
</file>